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1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3.422cm"/>
    </style:style>
    <style:style style:name="co8" style:family="table-column">
      <style:table-column-properties fo:break-before="auto" style:column-width="7.093cm"/>
    </style:style>
    <style:style style:name="co9" style:family="table-column">
      <style:table-column-properties fo:break-before="auto" style:column-width="6.138cm"/>
    </style:style>
    <style:style style:name="co10" style:family="table-column">
      <style:table-column-properties fo:break-before="auto" style:column-width="3.845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11.961cm"/>
    </style:style>
    <style:style style:name="co13" style:family="table-column">
      <style:table-column-properties fo:break-before="auto" style:column-width="4.304cm"/>
    </style:style>
    <style:style style:name="co14" style:family="table-column">
      <style:table-column-properties fo:break-before="auto" style:column-width="2.6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4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41">
      <style:table-cell-properties fo:background-color="#fee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41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4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fee8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1010" table:default-cell-style-name="ce9"/>
        <table:table-row table:style-name="ro1">
          <table:table-cell table:style-name="ce1" office:value-type="string" calcext:value-type="string">
            <text:p>Lead Traveler</text:p>
          </table:table-cell>
          <table:table-cell table:style-name="ce1" office:value-type="string" calcext:value-type="string">
            <text:p>Adult transfer</text:p>
          </table:table-cell>
          <table:table-cell table:style-name="ce1" office:value-type="string" calcext:value-type="string">
            <text:p>Child Transfer</text:p>
          </table:table-cell>
          <table:table-cell table:style-name="ce1" office:value-type="string" calcext:value-type="string">
            <text:p>Arrival Date</text:p>
          </table:table-cell>
          <table:table-cell table:style-name="ce1" office:value-type="string" calcext:value-type="string">
            <text:p>Airline</text:p>
          </table:table-cell>
          <table:table-cell table:style-name="ce1" office:value-type="string" calcext:value-type="string">
            <text:p>Time in</text:p>
          </table:table-cell>
          <table:table-cell table:style-name="ce1" office:value-type="string" calcext:value-type="string">
            <text:p>Arrival Airport</text:p>
          </table:table-cell>
          <table:table-cell table:style-name="ce1" office:value-type="string" calcext:value-type="string">
            <text:p>Arrival Flight</text:p>
          </table:table-cell>
          <table:table-cell table:style-name="ce1" office:value-type="string" calcext:value-type="string">
            <text:p>Departure Date</text:p>
          </table:table-cell>
          <table:table-cell table:style-name="ce1" office:value-type="string" calcext:value-type="string">
            <text:p>Time out</text:p>
          </table:table-cell>
          <table:table-cell table:style-name="ce1" office:value-type="string" calcext:value-type="string">
            <text:p>Dep. Airport</text:p>
          </table:table-cell>
          <table:table-cell table:style-name="ce1" office:value-type="string" calcext:value-type="string">
            <text:p>Dep. Flight</text:p>
          </table:table-cell>
          <table:table-cell table:style-name="ce1" office:value-type="string" calcext:value-type="string">
            <text:p>Hotel Nam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ONNA MARIE KIJOWSKI &amp; STEVEN BRIAN KIJOWSKI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24" office:value-type="string" calcext:value-type="string">
            <text:p>USAIR</text:p>
          </table:table-cell>
          <table:table-cell table:style-name="ce25" office:value-type="time" office:time-value="PT13H13M00S" calcext:value-type="time">
            <text:p>13:13:00</text:p>
          </table:table-cell>
          <table:table-cell table:style-name="ce11" office:value-type="string" calcext:value-type="string">
            <text:p>PUJ</text:p>
          </table:table-cell>
          <table:table-cell table:style-name="ce10" office:value-type="string" calcext:value-type="string">
            <text:p>US1965</text:p>
          </table:table-cell>
          <table:table-cell table:style-name="ce21" office:value-type="string" calcext:value-type="string">
            <text:p>2015-07-05</text:p>
          </table:table-cell>
          <table:table-cell table:style-name="ce33" office:value-type="time" office:time-value="PT12H50M00S" calcext:value-type="time">
            <text:p>12:50:00</text:p>
          </table:table-cell>
          <table:table-cell table:style-name="ce11" office:value-type="string" calcext:value-type="string">
            <text:p>PUJ</text:p>
          </table:table-cell>
          <table:table-cell table:style-name="ce10" office:value-type="float" office:value="1716" calcext:value-type="float">
            <text:p>1716</text:p>
          </table:table-cell>
          <table:table-cell table:style-name="ce10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ELI VOJNOVI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6" office:value-type="time" office:time-value="PT13H13M00S" calcext:value-type="time">
            <text:p>13:13:00</text:p>
          </table:table-cell>
          <table:table-cell table:style-name="ce11" office:value-type="string" calcext:value-type="string">
            <text:p>PUJ</text:p>
          </table:table-cell>
          <table:table-cell table:style-name="ce11" office:value-type="string" calcext:value-type="string">
            <text:p>US1965</text:p>
          </table:table-cell>
          <table:table-cell table:style-name="ce21" office:value-type="string" calcext:value-type="string">
            <text:p>2015-07-05</text:p>
          </table:table-cell>
          <table:table-cell table:style-name="ce34" office:value-type="time" office:time-value="PT12H50M00S" calcext:value-type="time">
            <text:p>12:50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1716" calcext:value-type="float">
            <text:p>171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JEREMY BRIAN PIGOTT &amp; FONDA A MURPH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6" office:value-type="time" office:time-value="PT13H13M00S" calcext:value-type="time">
            <text:p>13:13:00</text:p>
          </table:table-cell>
          <table:table-cell table:style-name="ce11" office:value-type="string" calcext:value-type="string">
            <text:p>PUJ</text:p>
          </table:table-cell>
          <table:table-cell table:style-name="ce11" office:value-type="string" calcext:value-type="string">
            <text:p>US1965</text:p>
          </table:table-cell>
          <table:table-cell table:style-name="ce21" office:value-type="string" calcext:value-type="string">
            <text:p>2015-07-05</text:p>
          </table:table-cell>
          <table:table-cell table:style-name="ce34" office:value-type="time" office:time-value="PT16H45M00S" calcext:value-type="time">
            <text:p>16:45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2468" calcext:value-type="float">
            <text:p>246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EDA YILDIRIM BABAKIRAY &amp; HACER YILDIRI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7" office:value-type="time" office:time-value="PT11H32M00S" calcext:value-type="time">
            <text:p>11:32:00</text:p>
          </table:table-cell>
          <table:table-cell table:style-name="ce11" office:value-type="string" calcext:value-type="string">
            <text:p>PUJ</text:p>
          </table:table-cell>
          <table:table-cell table:style-name="ce11" office:value-type="string" calcext:value-type="string">
            <text:p>US1963</text:p>
          </table:table-cell>
          <table:table-cell table:style-name="ce21" office:value-type="string" calcext:value-type="string">
            <text:p>2015-07-05</text:p>
          </table:table-cell>
          <table:table-cell table:style-name="ce34" office:value-type="time" office:time-value="PT14H15M00S" calcext:value-type="time">
            <text:p>14:15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1966" calcext:value-type="float">
            <text:p>196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VID ANDREW KITSK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7" office:value-type="time" office:time-value="PT11H32M00S" calcext:value-type="time">
            <text:p>11:32:00</text:p>
          </table:table-cell>
          <table:table-cell table:style-name="ce11" office:value-type="string" calcext:value-type="string">
            <text:p>PUJ</text:p>
          </table:table-cell>
          <table:table-cell table:style-name="ce11" office:value-type="string" calcext:value-type="string">
            <text:p>US1963</text:p>
          </table:table-cell>
          <table:table-cell table:style-name="ce21" office:value-type="string" calcext:value-type="string">
            <text:p>2015-07-05</text:p>
          </table:table-cell>
          <table:table-cell table:style-name="ce34" office:value-type="time" office:time-value="PT16H45M00S" calcext:value-type="time">
            <text:p>16:45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1938" calcext:value-type="float">
            <text:p>193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NDSAY E JANKOWSKI &amp; JOSEPH MICHAEL JANKOWSKI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7" office:value-type="time" office:time-value="PT11H32M00S" calcext:value-type="time">
            <text:p>11:32:00</text:p>
          </table:table-cell>
          <table:table-cell table:style-name="ce11" office:value-type="string" calcext:value-type="string">
            <text:p>PUJ</text:p>
          </table:table-cell>
          <table:table-cell table:style-name="ce11" office:value-type="string" calcext:value-type="string">
            <text:p>US1963</text:p>
          </table:table-cell>
          <table:table-cell table:style-name="ce21" office:value-type="string" calcext:value-type="string">
            <text:p>2015-07-05</text:p>
          </table:table-cell>
          <table:table-cell table:style-name="ce34" office:value-type="time" office:time-value="PT14H15M00S" calcext:value-type="time">
            <text:p>14:15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1966" calcext:value-type="float">
            <text:p>196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UCHITRA SHARMA &amp; TRISTAN LORD EVAN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1" office:value-type="string" calcext:value-type="string">
            <text:p>USAIR</text:p>
          </table:table-cell>
          <table:table-cell table:style-name="ce27" office:value-type="time" office:time-value="PT11H32M00S" calcext:value-type="time">
            <text:p>11:32:00</text:p>
          </table:table-cell>
          <table:table-cell table:style-name="ce32" office:value-type="string" calcext:value-type="string">
            <text:p>PUJ</text:p>
          </table:table-cell>
          <table:table-cell table:style-name="ce11" office:value-type="string" calcext:value-type="string">
            <text:p>US1963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4" office:value-type="time" office:time-value="PT12H50M00S" calcext:value-type="time">
            <text:p>12:50:00</text:p>
          </table:table-cell>
          <table:table-cell table:style-name="ce11" office:value-type="string" calcext:value-type="string">
            <text:p>PUJ</text:p>
          </table:table-cell>
          <table:table-cell table:style-name="ce37" office:value-type="float" office:value="1716" calcext:value-type="float">
            <text:p>171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NIEL KEVIN HORN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SAIR</text:p>
          </table:table-cell>
          <table:table-cell table:style-name="ce28" office:value-type="time" office:time-value="PT11H32M00S" calcext:value-type="time">
            <text:p>11:32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S1963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14H15M00S" calcext:value-type="time">
            <text:p>14:15:00</text:p>
          </table:table-cell>
          <table:table-cell table:style-name="ce11" office:value-type="string" calcext:value-type="string">
            <text:p>PUJ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oel Sah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28" office:value-type="time" office:time-value="PT11H32M00S" calcext:value-type="time">
            <text:p>11:32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nkit Kumar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nited Airlines</text:p>
          </table:table-cell>
          <table:table-cell table:style-name="ce28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halini Mehrotra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29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5" calcext:value-type="float">
            <text:p>1515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nirudh Mehrotra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nited Airlines</text:p>
          </table:table-cell>
          <table:table-cell table:style-name="ce29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Gurpreet Kaur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uj Kumar Sharm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nupreet Sharma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Neetika Goyal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5" calcext:value-type="float">
            <text:p>1515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shrat Jan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5" calcext:value-type="float">
            <text:p>1515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ooja Srivastav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bhishek Shrivastav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2H55M00S" calcext:value-type="time">
            <text:p>12:5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5" calcext:value-type="float">
            <text:p>1515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Usha Devi Balu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American Airlines</text:p>
          </table:table-cell>
          <table:table-cell table:style-name="ce30" office:value-type="time" office:time-value="PT12H21M00S" calcext:value-type="time">
            <text:p>12:21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AA1502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02" calcext:value-type="float">
            <text:p>1502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Omprakash Sugumar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American Airlines</text:p>
          </table:table-cell>
          <table:table-cell table:style-name="ce30" office:value-type="time" office:time-value="PT12H21M00S" calcext:value-type="time">
            <text:p>12:21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AA1502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02" calcext:value-type="float">
            <text:p>1502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onika Singh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American Airlines</text:p>
          </table:table-cell>
          <table:table-cell table:style-name="ce30" office:value-type="time" office:time-value="PT12H21M00S" calcext:value-type="time">
            <text:p>12:21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AA1502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02" calcext:value-type="float">
            <text:p>1502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Nitish Khandelwal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ulabh Khandelwal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nited Airlines</text:p>
          </table:table-cell>
          <table:table-cell table:style-name="ce28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00H00M00S" calcext:value-type="time">
            <text:p>00:00:00</text:p>
          </table:table-cell>
          <table:table-cell table:style-name="ce11" office:value-type="string" calcext:value-type="string">
            <text:p>PUJ</text:p>
          </table:table-cell>
          <table:table-cell table:style-name="ce38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Nisha Prasad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nited Airlines</text:p>
          </table:table-cell>
          <table:table-cell table:style-name="ce28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00H00M00S" calcext:value-type="time">
            <text:p>00:00:00</text:p>
          </table:table-cell>
          <table:table-cell table:style-name="ce11" office:value-type="string" calcext:value-type="string">
            <text:p>PUJ</text:p>
          </table:table-cell>
          <table:table-cell table:style-name="ce38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lekh Kumar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2" office:value-type="string" calcext:value-type="string">
            <text:p>United Airlines</text:p>
          </table:table-cell>
          <table:table-cell table:style-name="ce28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5" office:value-type="time" office:time-value="PT00H00M00S" calcext:value-type="time">
            <text:p>00:00:00</text:p>
          </table:table-cell>
          <table:table-cell table:style-name="ce11" office:value-type="string" calcext:value-type="string">
            <text:p>PUJ</text:p>
          </table:table-cell>
          <table:table-cell table:style-name="ce38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hipra Sharm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Vishwa Deep Pareek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hailesh <text:s/>Sharm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Hema Sharm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isha Sharma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Balbir Singh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helly Kaur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kanksha Chaudhary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umit Rawat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Harleen Ahluwali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0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08H25M00S" calcext:value-type="time">
            <text:p>08:2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7726" calcext:value-type="float">
            <text:p>772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Vineet Ahluwali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0" office:value-type="time" office:time-value="PT08H25M00S" calcext:value-type="time">
            <text:p>08:2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7726" calcext:value-type="float">
            <text:p>772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ehaj <text:s/>Ahluwalia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08H25M00S" calcext:value-type="time">
            <text:p>08:2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7726" calcext:value-type="float">
            <text:p>772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rsh Ahluwalia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4H40M00S" calcext:value-type="time">
            <text:p>14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707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08H25M00S" calcext:value-type="time">
            <text:p>08:25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7726" calcext:value-type="float">
            <text:p>7726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Preeti Sharm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Amit Sharm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1H40M00S" calcext:value-type="time">
            <text:p>11:40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20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Vivek Singh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rijit Srinivasan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13" office:value-type="string" calcext:value-type="string">
            <text:p>United Airlines</text:p>
          </table:table-cell>
          <table:table-cell table:style-name="ce31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4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11" office:value-type="string" calcext:value-type="string">
            <text:p>PUJ</text:p>
          </table:table-cell>
          <table:table-cell table:style-name="ce14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neet Singh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8" office:value-type="string" calcext:value-type="string">
            <text:p>United Airlines</text:p>
          </table:table-cell>
          <table:table-cell table:style-name="ce28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6" office:value-type="time" office:time-value="PT00H00M00S" calcext:value-type="time">
            <text:p>00:00:00</text:p>
          </table:table-cell>
          <table:table-cell table:style-name="ce11" office:value-type="string" calcext:value-type="string">
            <text:p>PUJ</text:p>
          </table:table-cell>
          <table:table-cell table:style-name="ce39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ndeep LNU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2" office:value-type="date" office:date-value="2015-07-01" calcext:value-type="date">
            <text:p>2015-07-01</text:p>
          </table:table-cell>
          <table:table-cell table:style-name="ce8" office:value-type="string" calcext:value-type="string">
            <text:p>United Airlines</text:p>
          </table:table-cell>
          <table:table-cell table:style-name="ce28" office:value-type="time" office:time-value="PT12H45M00S" calcext:value-type="time">
            <text:p>12:45:00</text:p>
          </table:table-cell>
          <table:table-cell table:style-name="ce32" office:value-type="string" calcext:value-type="string">
            <text:p>PUJ</text:p>
          </table:table-cell>
          <table:table-cell table:style-name="ce12" office:value-type="string" calcext:value-type="string">
            <text:p>UA1514</text:p>
          </table:table-cell>
          <table:table-cell table:style-name="ce22" office:value-type="date" office:date-value="2015-07-05" calcext:value-type="date">
            <text:p>2015-07-05</text:p>
          </table:table-cell>
          <table:table-cell table:style-name="ce36" office:value-type="time" office:time-value="PT00H00M00S" calcext:value-type="time">
            <text:p>00:00:00</text:p>
          </table:table-cell>
          <table:table-cell table:style-name="ce11" office:value-type="string" calcext:value-type="string">
            <text:p>PUJ</text:p>
          </table:table-cell>
          <table:table-cell table:style-name="ce39" office:value-type="float" office:value="1518" calcext:value-type="float">
            <text:p>1518</text:p>
          </table:table-cell>
          <table:table-cell table:style-name="ce11" office:value-type="string" calcext:value-type="string">
            <text:p>Paradisus Palma Real - All Inclusive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4" table:number-columns-repeated="1024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4" table:number-columns-repeated="1024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es" number:country="DO">
      <number:text>RD$</number:text>
      <number:number number:decimal-places="0" number:min-integer-digits="1" number:grouping="true"/>
      <number:text> </number:text>
    </number:number-style>
    <number:number-style style:name="N10106" number:language="es" number:country="DO">
      <number:text>(RD$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DO">
      <number:text>RD$</number:text>
      <number:number number:decimal-places="0" number:min-integer-digits="1" number:grouping="true"/>
      <number:text> </number:text>
    </number:number-style>
    <number:number-style style:name="N10107" number:language="es" number:country="DO">
      <style:text-properties fo:color="#ff0000"/>
      <number:text>(RD$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DO">
      <number:text>RD$</number:text>
      <number:number number:decimal-places="2" number:min-integer-digits="1" number:grouping="true"/>
      <number:text> </number:text>
    </number:number-style>
    <number:number-style style:name="N10108" number:language="es" number:country="DO">
      <number:text>(RD$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DO">
      <number:text>RD$</number:text>
      <number:number number:decimal-places="2" number:min-integer-digits="1" number:grouping="true"/>
      <number:text> </number:text>
    </number:number-style>
    <number:number-style style:name="N10109" number:language="es" number:country="DO">
      <style:text-properties fo:color="#ff0000"/>
      <number:text>(RD$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es" number:country="D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DO">
      <number:day number:style="long"/>
      <number:text>-</number:text>
      <number:month number:textual="true"/>
    </number:date-style>
    <number:date-style style:name="N10112" number:language="es" number:country="DO">
      <number:month number:textual="true"/>
      <number:text>-</number:text>
      <number:year/>
    </number:date-style>
    <number:date-style style:name="N10113" number:language="es" number:country="D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DO">
      <number:number number:decimal-places="0" number:min-integer-digits="1" number:grouping="true"/>
      <number:text> </number:text>
    </number:number-style>
    <number:number-style style:name="N10114" number:language="es" number:country="D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DO">
      <number:number number:decimal-places="0" number:min-integer-digits="1" number:grouping="true"/>
      <number:text> </number:text>
    </number:number-style>
    <number:number-style style:name="N10115" number:language="es" number:country="D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DO">
      <number:number number:decimal-places="2" number:min-integer-digits="1" number:grouping="true"/>
      <number:text> </number:text>
    </number:number-style>
    <number:number-style style:name="N10116" number:language="es" number:country="D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DO">
      <number:number number:decimal-places="2" number:min-integer-digits="1" number:grouping="true"/>
      <number:text> </number:text>
    </number:number-style>
    <number:number-style style:name="N10117" number:language="es" number:country="D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D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D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DO">
      <number:text> </number:text>
      <loext:fill-character> </loext:fill-character>
      <number:text>- </number:text>
    </number:number-style>
    <number:text-style style:name="N10118" number:language="es" number:country="D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DO">
      <number:text> RD$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es" number:country="DO">
      <number:text> RD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es" number:country="DO">
      <number:text> RD$</number:text>
      <loext:fill-character> </loext:fill-character>
      <number:text>- </number:text>
    </number:number-style>
    <number:text-style style:name="N10119" number:language="es" number:country="D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D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DO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D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D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DO">
      <number:text> RD$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DO">
      <number:text> RD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es" number:country="DO">
      <number:text> RD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D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8:36:14</meta:creation-date>
    <meta:initial-creator>NAIROBY</meta:initial-creator>
    <dc:language>en-US</dc:language>
    <dc:date>2015-06-25T12:32:52.405802763</dc:date>
    <meta:editing-cycles>1</meta:editing-cycles>
    <meta:editing-duration>PT9M20S</meta:editing-duration>
    <meta:generator>LibreOffice/4.3.7.2$Linux_x86 LibreOffice_project/430m0$Build-2</meta:generator>
    <meta:document-statistic meta:table-count="3" meta:cell-count="597" meta:object-count="0"/>
  </office:meta>
</office:document-meta>
</file>